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3.995cm" fo:margin-left="0.09cm" table:align="left" fo:keep-with-next="auto" style:may-break-between-rows="true" table:border-model="collapsing"/>
    </style:style>
    <style:style style:name="Tabla5.A" style:family="table-column">
      <style:table-column-properties style:column-width="3.995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4.71cm" fo:margin-left="0.064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4.7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4.498cm" fo:margin-left="0.064cm" table:align="left" fo:keep-with-next="auto" style:may-break-between-rows="true" table:border-model="collapsing"/>
    </style:style>
    <style:style style:name="Tabla2.A" style:family="table-column">
      <style:table-column-properties style:column-width="4.4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4.498cm" fo:margin-left="0.011cm" fo:break-before="auto" fo:break-after="auto" table:align="left" fo:keep-with-next="auto" style:may-break-between-rows="true" table:border-model="collapsing"/>
    </style:style>
    <style:style style:name="Tabla3.A" style:family="table-column">
      <style:table-column-properties style:column-width="4.4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" style:family="table">
      <style:table-properties style:width="10.504cm" fo:margin-left="0.011cm" fo:break-before="auto" fo:break-after="auto" table:align="left" fo:keep-with-next="auto" style:may-break-between-rows="true" table:border-model="collapsing"/>
    </style:style>
    <style:style style:name="Tabla4.A" style:family="table-column">
      <style:table-column-properties style:column-width="10.504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4.498cm" fo:margin-left="0.064cm" table:align="left" fo:keep-with-next="auto" style:may-break-between-rows="true" table:border-model="collapsing"/>
    </style:style>
    <style:style style:name="Tabla8.A" style:family="table-column">
      <style:table-column-properties style:column-width="4.498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" style:family="table">
      <style:table-properties style:width="4.498cm" fo:margin-left="0.064cm" table:align="left" fo:keep-with-next="auto" style:may-break-between-rows="true" table:border-model="collapsing"/>
    </style:style>
    <style:style style:name="Tabla9.A" style:family="table-column">
      <style:table-column-properties style:column-width="4.4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" style:family="table">
      <style:table-properties style:width="4.498cm" fo:margin-left="0.064cm" table:align="left" fo:keep-with-next="auto" style:may-break-between-rows="true" table:border-model="collapsing"/>
    </style:style>
    <style:style style:name="Tabla14.A" style:family="table-column">
      <style:table-column-properties style:column-width="4.498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officeooo:paragraph-rsid="00196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officeooo:paragraph-rsid="001b4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officeooo:paragraph-rsid="001f6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officeooo:paragraph-rsid="00210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officeooo:paragraph-rsid="0024df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cfa" officeooo:paragraph-rsid="0024df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e41" officeooo:paragraph-rsid="00210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6442" officeooo:paragraph-rsid="0019644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b4b0b" officeooo:paragraph-rsid="001b4b0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b4b0b" officeooo:paragraph-rsid="001f6ce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1f6cee"/>
    </style:style>
    <style:style style:name="P12" style:family="paragraph" style:parent-style-name="Table_20_Contents">
      <style:paragraph-properties fo:text-align="start" style:justify-single-word="false"/>
      <style:text-properties officeooo:paragraph-rsid="001fcfc4"/>
    </style:style>
    <style:style style:name="P13" style:family="paragraph" style:parent-style-name="Table_20_Contents">
      <style:paragraph-properties fo:text-align="start" style:justify-single-word="false"/>
      <style:text-properties officeooo:paragraph-rsid="00210e41"/>
    </style:style>
    <style:style style:name="P14" style:family="paragraph" style:parent-style-name="Table_20_Contents">
      <style:paragraph-properties fo:text-align="start" style:justify-single-word="false"/>
      <style:text-properties officeooo:paragraph-rsid="0024dff2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68c76" officeooo:paragraph-rsid="00168c7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3pt" style:text-underline-style="solid" style:text-underline-width="auto" style:text-underline-color="font-color" fo:font-weight="bold" officeooo:rsid="00168c76" officeooo:paragraph-rsid="00168c7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bold" officeooo:rsid="00168c76" officeooo:paragraph-rsid="001f6cee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2pt" fo:font-weight="normal" officeooo:rsid="00168c76" officeooo:paragraph-rsid="00168c7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8c76" officeooo:paragraph-rsid="0019644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68c76" officeooo:paragraph-rsid="001b4b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68c76" officeooo:paragraph-rsid="00168c7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68c76" officeooo:paragraph-rsid="001f6ce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68c76" officeooo:paragraph-rsid="0022d5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7666a" officeooo:paragraph-rsid="001766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96442" officeooo:paragraph-rsid="0019644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b4b0b" officeooo:paragraph-rsid="001b4b0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b4b0b" officeooo:paragraph-rsid="001b4b0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b4b0b" officeooo:paragraph-rsid="001fcfc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b4b0b" officeooo:paragraph-rsid="0022d53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168c76" officeooo:paragraph-rsid="00168c76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68c76" officeooo:paragraph-rsid="001f6cee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68c76" officeooo:paragraph-rsid="0022d53b" style:font-size-asian="10.5pt" style:font-weight-asian="bold" style:font-size-complex="12pt" style:font-weight-complex="bold"/>
    </style:style>
    <style:style style:name="P33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bold" officeooo:rsid="001b4b0b" officeooo:paragraph-rsid="001b4b0b" style:font-size-asian="10.5pt" style:font-weight-asian="bold" style:font-size-complex="12pt" style:font-weight-complex="bold"/>
    </style:style>
    <style:style style:name="P34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bold" officeooo:rsid="001b4b0b" officeooo:paragraph-rsid="001f6cee" style:font-size-asian="10.5pt" style:font-weight-asian="bold" style:font-size-complex="12pt" style:font-weight-complex="bold"/>
    </style:style>
    <style:style style:name="P35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bold" officeooo:rsid="001b4b0b" officeooo:paragraph-rsid="0022d53b" style:font-size-asian="10.5pt" style:font-weight-asian="bold" style:font-size-complex="12pt" style:font-weight-complex="bold"/>
    </style:style>
    <style:style style:name="P36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68c76" officeooo:paragraph-rsid="0023851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b4b0b" officeooo:paragraph-rsid="0024b73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96442" officeooo:paragraph-rsid="00246cf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24b73b" officeooo:paragraph-rsid="0024b73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6442" officeooo:paragraph-rsid="001b4b0b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6cee" officeooo:paragraph-rsid="001f6cee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1b4b0b"/>
    </style:style>
    <style:style style:name="P43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1f6cee"/>
    </style:style>
    <style:style style:name="P44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1fcfc4"/>
    </style:style>
    <style:style style:name="P45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2d53b"/>
    </style:style>
    <style:style style:name="P46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4dff2"/>
    </style:style>
    <style:style style:name="P47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weight="bold" officeooo:rsid="001f6cee" officeooo:paragraph-rsid="001f6cee" style:font-weight-asian="bold" style:font-weight-complex="bold"/>
    </style:style>
    <style:style style:name="P48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1fcfc4" style:font-style-asian="normal" style:font-style-complex="normal"/>
    </style:style>
    <style:style style:name="P49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2d53b" style:font-style-asian="normal" style:font-style-complex="normal"/>
    </style:style>
    <style:style style:name="P50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3851c" style:font-style-asian="normal" style:font-style-complex="normal"/>
    </style:style>
    <style:style style:name="P51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4b73b" style:font-style-asian="normal" style:font-style-complex="normal"/>
    </style:style>
    <style:style style:name="P52" style:family="paragraph" style:parent-style-name="Standard">
      <style:text-properties officeooo:paragraph-rsid="00210e41"/>
    </style:style>
    <style:style style:name="P53" style:family="paragraph" style:parent-style-name="Standard">
      <style:text-properties officeooo:paragraph-rsid="0024b73b"/>
    </style:style>
    <style:style style:name="P54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b4b0b" officeooo:paragraph-rsid="001b4b0b" style:font-size-asian="10.5pt" style:font-weight-asian="normal" style:font-size-complex="12pt" style:font-weight-complex="normal"/>
    </style:style>
    <style:style style:name="P55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96442" officeooo:paragraph-rsid="00196442" style:font-size-asian="10.5pt" style:font-weight-asian="normal" style:font-size-complex="12pt" style:font-weight-complex="normal"/>
    </style:style>
    <style:style style:name="P56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210e41" officeooo:paragraph-rsid="00210e41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fcfc4" officeooo:paragraph-rsid="001fcfc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b4b0b" officeooo:paragraph-rsid="0024b73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cfc4" officeooo:paragraph-rsid="001fcfc4" style:font-size-asian="10.5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1f6cee"/>
    </style:style>
    <style:style style:name="P61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3851c" style:font-style-asian="normal" style:font-style-complex="normal"/>
    </style:style>
    <style:style style:name="P62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46cfa" style:font-style-asian="normal" style:font-style-complex="normal"/>
    </style:style>
    <style:style style:name="P63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4dff2" style:font-style-asian="normal" style:font-style-complex="normal"/>
    </style:style>
    <style:style style:name="P64" style:family="paragraph" style:parent-style-name="Standard" style:list-style-name="L1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cbc91" officeooo:paragraph-rsid="001cbc91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cbc91" officeooo:paragraph-rsid="001d8bad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d8bad" officeooo:paragraph-rsid="001d8bad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weight="normal" officeooo:rsid="001df308" officeooo:paragraph-rsid="001df308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cbc91" officeooo:paragraph-rsid="00210e41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22d53b" officeooo:paragraph-rsid="001f6cee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25c8b4" officeooo:paragraph-rsid="0025c8b4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25c8b4" officeooo:paragraph-rsid="003067d4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fo:font-weight="normal" officeooo:paragraph-rsid="0028b03b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fo:font-weight="normal" officeooo:paragraph-rsid="0025c8b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fo:font-weight="normal" officeooo:rsid="0025c8b4" officeooo:paragraph-rsid="00316c22" style:font-style-asian="normal" style:font-weight-asian="normal" style:font-style-complex="normal" style:font-weight-complex="normal"/>
    </style:style>
    <style:style style:name="P75" style:family="paragraph" style:parent-style-name="Standard" style:list-style-name="L2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1f6cee" style:font-style-asian="normal" style:font-style-complex="normal"/>
    </style:style>
    <style:style style:name="P76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3067d4" style:font-style-asian="normal" style:font-style-complex="normal"/>
    </style:style>
    <style:style style:name="P77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23851c" style:font-style-asian="normal" style:font-style-complex="normal"/>
    </style:style>
    <style:style style:name="P78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rsid="001f6cee" officeooo:paragraph-rsid="003067d4" style:font-style-asian="normal" style:font-style-complex="normal"/>
    </style:style>
    <style:style style:name="P79" style:family="paragraph" style:parent-style-name="Standard" style:list-style-name="L2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10e41"/>
    </style:style>
    <style:style style:name="P80" style:family="paragraph" style:parent-style-name="Standard" style:list-style-name="L2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2d53b"/>
    </style:style>
    <style:style style:name="P81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3067d4"/>
    </style:style>
    <style:style style:name="P82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2d53b"/>
    </style:style>
    <style:style style:name="P83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4b73b"/>
    </style:style>
    <style:style style:name="P84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24dff2"/>
    </style:style>
    <style:style style:name="P85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316c22"/>
    </style:style>
    <style:style style:name="P86" style:family="paragraph" style:parent-style-name="Standard">
      <style:paragraph-properties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32b9c9"/>
    </style:style>
    <style:style style:name="P87" style:family="paragraph" style:parent-style-name="Standard">
      <style:text-properties fo:font-size="13pt" style:text-underline-style="solid" style:text-underline-width="auto" style:text-underline-color="font-color" fo:font-weight="bold" officeooo:rsid="00168c76" officeooo:paragraph-rsid="0022d53b" style:font-size-asian="13pt" style:font-weight-asian="bold" style:font-size-complex="13pt" style:font-weight-complex="bold"/>
    </style:style>
    <style:style style:name="P88" style:family="paragraph" style:parent-style-name="Standard">
      <style:text-properties officeooo:paragraph-rsid="00210e41"/>
    </style:style>
    <style:style style:name="P89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tyle="normal" officeooo:paragraph-rsid="003067d4" style:font-style-asian="normal" style:font-style-complex="normal"/>
    </style:style>
    <style:style style:name="P90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fo:font-size="12pt" fo:font-style="normal" fo:font-weight="normal" officeooo:rsid="001fcfc4" officeooo:paragraph-rsid="00316c2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3067d4"/>
    </style:style>
    <style:style style:name="P92" style:family="paragraph" style:parent-style-name="Standard" style:master-page-name="">
      <style:paragraph-properties style:page-number="auto" fo:break-before="auto" fo:break-after="auto">
        <style:tab-stops>
          <style:tab-stop style:position="0.794cm"/>
          <style:tab-stop style:position="3.81cm"/>
          <style:tab-stop style:position="6.191cm"/>
          <style:tab-stop style:position="7.99cm"/>
        </style:tab-stops>
      </style:paragraph-properties>
      <style:text-properties officeooo:paragraph-rsid="003067d4"/>
    </style:style>
    <style:style style:name="T1" style:family="text">
      <style:text-properties officeooo:rsid="0017666a"/>
    </style:style>
    <style:style style:name="T2" style:family="text">
      <style:text-properties officeooo:rsid="00196442"/>
    </style:style>
    <style:style style:name="T3" style:family="text">
      <style:text-properties fo:font-size="12pt" fo:font-weight="normal" officeooo:rsid="00168c7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bc9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f6ce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cfc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7666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4b0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10e4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2d53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3851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4b73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46cfa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4dff2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067d4" style:font-size-asian="10.5pt" style:font-weight-asian="normal" style:font-size-complex="12pt" style:font-weight-complex="normal"/>
    </style:style>
    <style:style style:name="T1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96442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fcfc4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b4b0b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1cbc9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210e41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23851c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24b73b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4dff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3067d4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316c22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32b9c9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1d8bad" style:font-size-asian="10.5pt" style:font-size-complex="12pt"/>
    </style:style>
    <style:style style:name="T30" style:family="text">
      <style:text-properties fo:font-size="12pt" officeooo:rsid="0022d53b" style:font-size-asian="10.5pt" style:font-size-complex="12pt"/>
    </style:style>
    <style:style style:name="T31" style:family="text">
      <style:text-properties fo:font-size="12pt" officeooo:rsid="001df308" style:font-size-asian="10.5pt" style:font-size-complex="12pt"/>
    </style:style>
    <style:style style:name="T32" style:family="text">
      <style:text-properties fo:font-size="12pt" officeooo:rsid="0028b03b" style:font-size-asian="10.5pt" style:font-size-complex="12pt"/>
    </style:style>
    <style:style style:name="T33" style:family="text">
      <style:text-properties fo:font-size="12pt" officeooo:rsid="0024b73b" style:font-size-asian="10.5pt" style:font-size-complex="12pt"/>
    </style:style>
    <style:style style:name="T34" style:family="text">
      <style:text-properties fo:font-size="12pt" officeooo:rsid="001cbc91" style:font-size-asian="10.5pt" style:font-size-complex="12pt"/>
    </style:style>
    <style:style style:name="T35" style:family="text">
      <style:text-properties fo:font-size="12pt" officeooo:rsid="0024dff2" style:font-size-asian="10.5pt" style:font-size-complex="12pt"/>
    </style:style>
    <style:style style:name="T36" style:family="text">
      <style:text-properties officeooo:rsid="001b4b0b"/>
    </style:style>
    <style:style style:name="T37" style:family="text">
      <style:text-properties officeooo:rsid="001b4b0b" style:font-size-asian="10.5pt"/>
    </style:style>
    <style:style style:name="T38" style:family="text">
      <style:text-properties officeooo:rsid="001cbc91"/>
    </style:style>
    <style:style style:name="T39" style:family="text">
      <style:text-properties officeooo:rsid="001d8bad"/>
    </style:style>
    <style:style style:name="T40" style:family="text">
      <style:text-properties officeooo:rsid="001f6cee"/>
    </style:style>
    <style:style style:name="T41" style:family="text">
      <style:text-properties officeooo:rsid="001fcfc4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6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4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10e4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b4b0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46cf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4df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officeooo:rsid="0017666a" style:font-size-asian="12pt" style:font-weight-asian="normal" style:font-size-complex="12pt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4dff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96442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3067d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text-shadow="none" style:text-underline-style="none" style:font-size-asian="12pt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text-shadow="none" style:text-underline-style="none" officeooo:rsid="0017666a" style:font-size-asian="12pt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text-shadow="none" style:text-underline-style="none" officeooo:rsid="00196442" style:font-size-asian="12pt" style:text-overline-style="none" style:text-overline-color="font-color"/>
    </style:style>
    <style:style style:name="T58" style:family="text">
      <style:text-properties fo:color="#000080" fo:font-size="12pt" fo:language="zxx" fo:country="none" fo:font-style="normal" style:text-underline-style="solid" style:text-underline-width="auto" style:text-underline-color="font-color" fo:font-weight="normal" officeooo:rsid="001fcf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9" style:family="text">
      <style:text-properties fo:color="#000080" fo:font-size="12pt" fo:language="zxx" fo:country="none" fo:font-style="normal" style:text-underline-style="solid" style:text-underline-width="auto" style:text-underline-color="font-color" fo:font-weight="normal" officeooo:rsid="0023851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0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246cf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1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2fa0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2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1fcfc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3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23851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4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96442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5" style:family="text">
      <style:text-properties officeooo:rsid="00210e41"/>
    </style:style>
    <style:style style:name="T66" style:family="text">
      <style:text-properties officeooo:rsid="003067d4"/>
    </style:style>
    <style:style style:name="T67" style:family="text">
      <style:text-properties fo:font-weight="bold" officeooo:rsid="001f6ce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jercicios de squid</text:p>
      <text:p text:style-name="P16">Supuesto 1</text:p>
      <text:p text:style-name="P18"/>
      <text:p text:style-name="P30">Definiciones</text:p>
      <text:p text:style-name="P21">acl <text:tab/><text:span text:style-name="T38">dueño</text:span> <text:tab/>src <text:tab/>10.0.0.23</text:p>
      <text:p text:style-name="P21">acl <text:tab/>administracion <text:tab/>src <text:tab/>“<text:span text:style-name="T1">ipsadministracion.txt”</text:span></text:p>
      <text:p text:style-name="P55">acl <text:tab/>pagempresa <text:tab/><text:span text:style-name="T36">url_regex</text:span> <text:tab/><text:span text:style-name="T36">^</text:span><text:a xlink:type="simple" xlink:href="http://www.empresaEjercicio.com/" text:style-name="Internet_20_link" text:visited-style-name="Visited_20_Internet_20_Link">http://www.empresaEjercicio.com</text:a></text:p>
      <text:p text:style-name="P24">acl <text:tab/>horario <text:tab/>time <text:tab/>MTWHF 08:00-15:00</text:p>
      <text:p text:style-name="P25">acl <text:tab/>programacion <text:tab/>src <text:tab/>“ipsprogramacion.txt”</text:p>
      <text:p text:style-name="P55">acl <text:tab/>palabras <text:tab/>url_regex <text:tab/>“palabras.txt”</text:p>
      <text:p text:style-name="P25">acl <text:tab/>ventas <text:tab/>src <text:tab/>“ipsventas.txt”</text:p>
      <text:p text:style-name="P54">acl <text:tab/>urlventas <text:tab/>url_regex <text:tab/>”urlventas.txt”</text:p>
      <text:p text:style-name="P27"/>
      <text:p text:style-name="P33">Reglas</text:p>
      <text:list xml:id="list1121791201" text:style-name="L1">
        <text:list-item>
          <text:p text:style-name="P64">http_acces allow dueño</text:p>
        </text:list-item>
        <text:list-item>
          <text:p text:style-name="P64">http_acces <text:span text:style-name="T39">allow administracion pagempresa horario</text:span></text:p>
        </text:list-item>
        <text:list-item>
          <text:p text:style-name="P65">http_acces <text:span text:style-name="T39">allow administracion !horario</text:span></text:p>
        </text:list-item>
        <text:list-item>
          <text:p text:style-name="P66">http_acces deny administracion</text:p>
        </text:list-item>
        <text:list-item>
          <text:p text:style-name="P65">http_acces <text:span text:style-name="T39">allow programacion !palabras</text:span></text:p>
        </text:list-item>
        <text:list-item>
          <text:p text:style-name="P67">http_acces allow ventas urlventas horario</text:p>
        </text:list-item>
        <text:list-item>
          <text:p text:style-name="P67">http_acces deny ventas</text:p>
        </text:list-item>
      </text:list>
      <text:p text:style-name="P42"/>
      <text:p text:style-name="P47">Archivos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><text:span text:style-name="T36">i</text:span>psadministracion.txt</text:p>
            <text:p text:style-name="P1">10.0.0.31</text:p>
            <text:p text:style-name="P1">10.0.0.38</text:p>
            <text:p text:style-name="P1">10.0.0.41</text:p>
            <text:p text:style-name="P1">10.0.0.43</text:p>
            <text:p text:style-name="P1">10.0.0.44</text:p>
          </table:table-cell>
        </table:table-row>
      </table:table>
      <text:p text:style-name="P1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0">ipsprogramacion.txt</text:p>
            <text:p text:style-name="P2">10.0.0.100-<text:span text:style-name="T2">1</text:span>0.0.0.15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palabras.txt</text:p>
            <text:p text:style-name="P2">Sexo</text:p>
            <text:p text:style-name="P2">Drogas</text:p>
            <text:p text:style-name="P2">Alcohol</text:p>
            <text:p text:style-name="P2">Fiesta</text:p>
            <text:p text:style-name="P2">Juego</text:p>
            <text:p text:style-name="P2">Game</text:p>
            <text:p text:style-name="P2">Messenger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ipsventas.txt</text:p>
            <text:p text:style-name="P2">10.0.0.1<text:span text:style-name="T2">51</text:span>-<text:span text:style-name="T2">1</text:span>0.0.0.<text:span text:style-name="T2">200</text:span></text:p>
          </table:table-cell>
        </table:table-row>
      </table:table>
      <text:p text:style-name="P2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urlventas.txt</text:p>
            <text:p text:style-name="P2"><text:span text:style-name="T37">^http://</text:span>www.empresaEjercicio.com</text:p>
            <text:p text:style-name="P2"><text:span text:style-name="T37">^http://</text:span>www.empresaCompetencia1.com</text:p>
            <text:p text:style-name="P2"><text:span text:style-name="T37">^http://</text:span>www.empresaCompetencia2.com</text:p>
            <text:p text:style-name="P2"><text:span text:style-name="T37">^http://</text:span>www.preciosUnificados.com</text:p>
          </table:table-cell>
        </table:table-row>
      </table:table>
      <text:p text:style-name="P16"><text:soft-page-break/>Supuesto 2</text:p>
      <text:p text:style-name="P22"/>
      <text:p text:style-name="P31">Definiciones</text:p>
      <text:p text:style-name="P78"><text:span text:style-name="T3">acl <text:tab/></text:span><text:span text:style-name="T4">a</text:span><text:span text:style-name="T5">ula1</text:span><text:span text:style-name="T3"> <text:tab/>src <text:tab/></text:span><text:span text:style-name="T51">1</text:span><text:span text:style-name="T50">0.0.0.10-10.0.0.40</text:span></text:p>
      <text:p text:style-name="P48"><text:span text:style-name="T3">acl <text:tab/>h</text:span><text:span text:style-name="T5">orario</text:span><text:span text:style-name="T6">1</text:span><text:span text:style-name="T3"><text:tab/>t</text:span><text:span text:style-name="T5">ime</text:span><text:span text:style-name="T3"><text:tab/></text:span><text:span text:style-name="T6">MWF</text:span><text:span text:style-name="T7"> </text:span><text:span text:style-name="T6">10:00-12:00</text:span></text:p>
      <text:p text:style-name="P90">acl<text:tab/>aula2<text:tab/>src<text:tab/><text:span text:style-name="T56">10.0.0.4</text:span><text:span text:style-name="T55">1</text:span><text:span text:style-name="T56">-</text:span><text:span text:style-name="T57">1</text:span><text:span text:style-name="T56">0.0.0.6</text:span><text:span text:style-name="T55">0</text:span></text:p>
      <text:p text:style-name="P48"><text:span text:style-name="T3">acl <text:tab/>horario</text:span><text:span text:style-name="T6">2</text:span><text:span text:style-name="T3"><text:tab/>time<text:tab/></text:span><text:span text:style-name="T6">TH</text:span><text:span text:style-name="T3"> </text:span><text:span text:style-name="T6">08:00-12:00</text:span></text:p>
      <text:p text:style-name="P57">acl <text:tab/>palabras <text:tab/>url_regex <text:tab/>“palabras.txt”</text:p>
      <text:p text:style-name="P90">acl<text:tab/>aula3<text:tab/>src<text:tab/><text:span text:style-name="T56">0.0.0.6</text:span><text:span text:style-name="T55">1</text:span><text:span text:style-name="T56">-</text:span><text:span text:style-name="T57">1</text:span><text:span text:style-name="T56">0.0.0.7</text:span><text:span text:style-name="T55">0</text:span></text:p>
      <text:p text:style-name="P48"><text:span text:style-name="T3">acl <text:tab/>horario</text:span><text:span text:style-name="T6">3</text:span><text:span text:style-name="T3"><text:tab/>time<text:tab/></text:span><text:span text:style-name="T6">M</text:span><text:span text:style-name="T3"> </text:span><text:span text:style-name="T6">08:00-10:00</text:span></text:p>
      <text:p text:style-name="P60"><text:span text:style-name="T17">acl <text:tab/>pag</text:span><text:span text:style-name="T18">ina</text:span><text:span text:style-name="T17"> <text:tab/></text:span><text:span text:style-name="T19">url_regex</text:span><text:span text:style-name="T17"> <text:tab/></text:span><text:span text:style-name="T19">^</text:span><text:span text:style-name="T58">http://</text:span><text:a xlink:type="simple" xlink:href="http://www.empresaEjercicio.com/" text:style-name="Internet_20_link" text:visited-style-name="Visited_20_Internet_20_Link"><text:span text:style-name="T58">w</text:span></text:a><text:span text:style-name="T58">ww.institutoejercicio.com</text:span></text:p>
      <text:p text:style-name="P56">acl<text:tab/>ftp<text:tab/>port<text:tab/>20 21</text:p>
      <text:p text:style-name="P44"><text:span text:style-name="T8">acl <text:tab/>e</text:span><text:span text:style-name="T10">xtensiones</text:span><text:span text:style-name="T8"><text:tab/>urlpath_regex<text:tab/> “</text:span><text:span text:style-name="T9">extensiones.txt</text:span><text:span text:style-name="T8">”</text:span></text:p>
      <text:p text:style-name="P28"/>
      <text:p text:style-name="P34">Reglas</text:p>
      <text:list xml:id="list397114467" text:style-name="L2">
        <text:list-item>
          <text:p text:style-name="P72"><text:span text:style-name="T29">http_acces deny f</text:span><text:span text:style-name="T30">tp</text:span></text:p>
        </text:list-item>
        <text:list-item>
          <text:p text:style-name="P72"><text:span text:style-name="T31">http_acces deny e</text:span><text:span text:style-name="T30">xtensiones</text:span></text:p>
        </text:list-item>
        <text:list-item>
          <text:p text:style-name="P75"><text:span text:style-name="T4">http_acces allow a</text:span><text:span text:style-name="T9">ula1 horario1 !palabras</text:span></text:p>
        </text:list-item>
        <text:list-item>
          <text:p text:style-name="P68">http_acces allow a<text:span text:style-name="T65">ula2 horario2 !palabras</text:span></text:p>
        </text:list-item>
        <text:list-item>
          <text:p text:style-name="P79"><text:span text:style-name="T20">http_acces allow a</text:span><text:span text:style-name="T21">ula3 horario3 </text:span></text:p>
        </text:list-item>
        <text:list-item>
          <text:p text:style-name="P80"><text:span text:style-name="T20">http_acces allow a</text:span><text:span text:style-name="T21">ula3 !horario3 pagina</text:span></text:p>
        </text:list-item>
        <text:list-item>
          <text:p text:style-name="P72"><text:span text:style-name="T29">http_acces deny </text:span><text:span text:style-name="T32">all</text:span></text:p>
        </text:list-item>
      </text:list>
      <text:p text:style-name="P69"/>
      <text:p text:style-name="P43"/>
      <text:p text:style-name="P47">Archivos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palabras.txt</text:p>
            <text:p text:style-name="P3">Sexo</text:p>
            <text:p text:style-name="P3">Drogas</text:p>
            <text:p text:style-name="P3">Alcohol</text:p>
            <text:p text:style-name="P3">Fiesta</text:p>
            <text:p text:style-name="P3">Juego</text:p>
            <text:p text:style-name="P3">Game</text:p>
            <text:p text:style-name="P3">Messenger</text:p>
          </table:table-cell>
        </table:table-row>
      </table:table>
      <text:p text:style-name="P1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3"><text:span text:style-name="T47">e</text:span><text:span text:style-name="T46">xtensiones</text:span><text:span text:style-name="T47">.txt</text:span></text:p>
            <text:p text:style-name="P4">.<text:span text:style-name="T65">mp3</text:span></text:p>
            <text:p text:style-name="P4">.<text:span text:style-name="T65">exe</text:span></text:p>
            <text:p text:style-name="P4">.<text:span text:style-name="T65">cmd</text:span></text:p>
            <text:p text:style-name="P7">.bat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7"><text:soft-page-break/>Supuesto 3</text:p>
      <text:p text:style-name="P23"/>
      <text:p text:style-name="P32">Definiciones</text:p>
      <text:p text:style-name="P76"><text:span text:style-name="T3">acl <text:tab/></text:span><text:span text:style-name="T4">s</text:span><text:span text:style-name="T11">ala_a</text:span><text:span text:style-name="T3"> <text:tab/>src <text:tab/></text:span><text:span text:style-name="T51">192.168.0.21- 192.168.0.30</text:span></text:p>
      <text:p text:style-name="P61"><text:span text:style-name="T3">acl <text:tab/>h</text:span><text:span text:style-name="T5">orario_</text:span><text:span text:style-name="T11">a1</text:span><text:span text:style-name="T3"><text:tab/>t</text:span><text:span text:style-name="T5">ime</text:span><text:span text:style-name="T3"><text:tab/></text:span><text:span text:style-name="T15">0</text:span><text:span text:style-name="T11">8</text:span><text:span text:style-name="T6">:00-1</text:span><text:span text:style-name="T11">1</text:span><text:span text:style-name="T6">:00</text:span></text:p>
      <text:p text:style-name="P50"><text:span text:style-name="T3">acl <text:tab/>h</text:span><text:span text:style-name="T5">orario_</text:span><text:span text:style-name="T11">a2</text:span><text:span text:style-name="T3"><text:tab/>t</text:span><text:span text:style-name="T5">ime</text:span><text:span text:style-name="T3"><text:tab/></text:span><text:span text:style-name="T6">1</text:span><text:span text:style-name="T11">1</text:span><text:span text:style-name="T6">:00-1</text:span><text:span text:style-name="T11">4</text:span><text:span text:style-name="T6">:00</text:span></text:p>
      <text:p text:style-name="P76"><text:span text:style-name="T15"/></text:p>
      <text:p text:style-name="P76"><text:span text:style-name="T3">acl <text:tab/></text:span><text:span text:style-name="T4">s</text:span><text:span text:style-name="T11">ala_b</text:span><text:span text:style-name="T3"> <text:tab/>src <text:tab/></text:span><text:span text:style-name="T51">192.168.0.31- 192.168.0.40</text:span></text:p>
      <text:p text:style-name="P62"><text:span text:style-name="T3">acl <text:tab/>h</text:span><text:span text:style-name="T5">orario_</text:span><text:span text:style-name="T11">b</text:span><text:span text:style-name="T3"><text:tab/>t</text:span><text:span text:style-name="T5">ime</text:span><text:span text:style-name="T3"><text:tab/></text:span><text:span text:style-name="T11">8</text:span><text:span text:style-name="T6">:00-1</text:span><text:span text:style-name="T13">4</text:span><text:span text:style-name="T6">:00</text:span></text:p>
      <text:p text:style-name="P89"><text:span text:style-name="T6">acl <text:tab/>noaccesob <text:tab/>url_regex <text:tab/>“p</text:span><text:span text:style-name="T14">alabras</text:span><text:span text:style-name="T6">.txt” </text:span></text:p>
      <text:p text:style-name="P36"/>
      <text:p text:style-name="P76"><text:span text:style-name="T3">acl <text:tab/></text:span><text:span text:style-name="T4">s</text:span><text:span text:style-name="T11">ala_c</text:span><text:span text:style-name="T3"> <text:tab/>src <text:tab/></text:span><text:span text:style-name="T51">192.168.0.41- 192.168.0.50</text:span></text:p>
      <text:p text:style-name="P62"><text:span text:style-name="T3">acl <text:tab/>h</text:span><text:span text:style-name="T5">orario_</text:span><text:span text:style-name="T11">c</text:span><text:span text:style-name="T13">1</text:span><text:span text:style-name="T3"><text:tab/>t</text:span><text:span text:style-name="T5">ime</text:span><text:span text:style-name="T3"><text:tab/></text:span><text:span text:style-name="T11">8</text:span><text:span text:style-name="T6">:00-1</text:span><text:span text:style-name="T13">2</text:span><text:span text:style-name="T6">:00</text:span></text:p>
      <text:p text:style-name="P63"><text:span text:style-name="T3">acl <text:tab/>h</text:span><text:span text:style-name="T5">orario_</text:span><text:span text:style-name="T11">c</text:span><text:span text:style-name="T13">2</text:span><text:span text:style-name="T3"><text:tab/>t</text:span><text:span text:style-name="T5">ime</text:span><text:span text:style-name="T3"><text:tab/></text:span><text:span text:style-name="T6">0</text:span><text:span text:style-name="T11">8</text:span><text:span text:style-name="T6">:00-1</text:span><text:span text:style-name="T13">4</text:span><text:span text:style-name="T6">:00</text:span></text:p>
      <text:p text:style-name="P38"/>
      <text:p text:style-name="P50"><text:span text:style-name="T3">acl <text:tab/></text:span><text:span text:style-name="T4">d</text:span><text:span text:style-name="T11">irector</text:span><text:span text:style-name="T3"> <text:tab/>src <text:tab/></text:span><text:span text:style-name="T11">192.168.0.19</text:span></text:p>
      <text:p text:style-name="P49"><text:span text:style-name="T3">acl <text:tab/>h</text:span><text:span text:style-name="T5">orario</text:span><text:span text:style-name="T11">dir</text:span><text:span text:style-name="T3"><text:tab/>t</text:span><text:span text:style-name="T5">ime</text:span><text:span text:style-name="T3"><text:tab/></text:span><text:span text:style-name="T6">M</text:span><text:span text:style-name="T11">TWHFA</text:span><text:span text:style-name="T7"> </text:span><text:span text:style-name="T6">0</text:span><text:span text:style-name="T11">8</text:span><text:span text:style-name="T6">:00-</text:span><text:span text:style-name="T11">21</text:span><text:span text:style-name="T6">:00</text:span></text:p>
      <text:p text:style-name="P50"/>
      <text:p text:style-name="P71">acl<text:tab/>palabras<text:tab/><text:span text:style-name="T41">url_regex <text:tab/>“palabras.txt”</text:span></text:p>
      <text:p text:style-name="P91"><text:span text:style-name="T17">acl <text:tab/></text:span><text:span text:style-name="T25">catalogo</text:span><text:span text:style-name="T17"><text:tab/></text:span><text:span text:style-name="T19">url_regex</text:span><text:span text:style-name="T17"> <text:tab/></text:span><text:span text:style-name="T19">^</text:span><text:span text:style-name="T58">http://</text:span><text:a xlink:type="simple" xlink:href="http://www.empresaEjercicio.com/" text:style-name="Internet_20_link" text:visited-style-name="Visited_20_Internet_20_Link"><text:span text:style-name="T58">w</text:span></text:a><text:a xlink:type="simple" xlink:href="http://www.catalogo.com/" text:style-name="Internet_20_link" text:visited-style-name="Visited_20_Internet_20_Link"><text:span text:style-name="T59">ww.catalogo.com</text:span></text:a></text:p>
      <text:p text:style-name="P81"><text:span text:style-name="T17">acl <text:tab/></text:span><text:span text:style-name="T25">cervantes</text:span><text:span text:style-name="T17"><text:tab/></text:span><text:span text:style-name="T52">url_regex <text:tab/></text:span><text:span text:style-name="T45">^</text:span><text:span text:style-name="T62">http://</text:span><text:a xlink:type="simple" xlink:href="http://www.telecinco.com/" text:style-name="Internet_20_link" text:visited-style-name="Visited_20_Internet_20_Link"><text:span text:style-name="T60">w</text:span></text:a><text:span text:style-name="T60">ww.</text:span><text:span text:style-name="T61">cervantes</text:span><text:span text:style-name="T60">,com </text:span></text:p>
      <text:p text:style-name="P81"><text:span text:style-name="T53">acl<text:tab/></text:span><text:span text:style-name="T54">bibliotecas<text:tab/>url_regex<text:tab/></text:span><text:span text:style-name="T64">^</text:span><text:a xlink:type="simple" xlink:href="http://www.bibliotecas.com/" text:style-name="Internet_20_link" text:visited-style-name="Visited_20_Internet_20_Link"><text:span text:style-name="T62">http://</text:span></text:a><text:a xlink:type="simple" xlink:href="http://www.bibliotecas.com/" text:style-name="Internet_20_link" text:visited-style-name="Visited_20_Internet_20_Link"><text:span text:style-name="T63">www.bibliotecas.com</text:span></text:a></text:p>
      <text:p text:style-name="P71"><text:span text:style-name="T66">acl<text:tab/>dominios<text:tab/>dstdomain<text:tab/>.telecinco .marca.com</text:span></text:p>
      <text:p text:style-name="P50"/>
      <text:p text:style-name="P76"><text:span text:style-name="T3">acl <text:tab/>horariot</text:span><text:span text:style-name="T12">arde</text:span><text:span text:style-name="T3"><text:tab/>time<text:tab/></text:span><text:span text:style-name="T6">1</text:span><text:span text:style-name="T12">6</text:span><text:span text:style-name="T6">:00-</text:span><text:span text:style-name="T11">21</text:span><text:span text:style-name="T6">:00</text:span></text:p>
      <text:p text:style-name="P51"><text:span text:style-name="T8">acl <text:tab/>e</text:span><text:span text:style-name="T10">xtensiones</text:span><text:span text:style-name="T8"><text:tab/>urlpath_regex .</text:span><text:span text:style-name="T15">exe .bat .cmd</text:span></text:p>
      <text:p text:style-name="P58">acl<text:tab/>ftp<text:tab/>port<text:tab/>20 21</text:p>
      <text:p text:style-name="P39"><text:span text:style-name="T36">a</text:span>cl<text:tab/>sabado<text:tab/>time<text:tab/>A </text:p>
      <text:p text:style-name="P70"/>
      <text:p text:style-name="P37"/>
      <text:p text:style-name="P29"/>
      <text:p text:style-name="P35">Reglas</text:p>
      <text:p text:style-name="P45"><text:span text:style-name="T20">http_acces allow d</text:span><text:span text:style-name="T23">irector horariodir</text:span></text:p>
      <text:p text:style-name="P46"><text:span text:style-name="T20">http_acces </text:span><text:span text:style-name="T24">deny</text:span><text:span text:style-name="T20"> e</text:span><text:span text:style-name="T24">xtensiones</text:span></text:p>
      <text:p text:style-name="P73"><text:span text:style-name="T29">http_acces deny f</text:span><text:span text:style-name="T30">tp</text:span></text:p>
      <text:p text:style-name="P74"><text:span text:style-name="T30">h</text:span><text:span text:style-name="T33">ttp_acces allow sabado !palabras</text:span></text:p>
      <text:p text:style-name="P74"><text:span text:style-name="T34">http_acces </text:span><text:span text:style-name="T35">deny</text:span><text:span text:style-name="T34"> h</text:span><text:span text:style-name="T35">orariotarde</text:span></text:p>
      <text:p text:style-name="P45"><text:span text:style-name="T20">http_acces allow s</text:span><text:span text:style-name="T23">ala_a horario_a1 </text:span><text:span text:style-name="T26">catalogo</text:span></text:p>
      <text:p text:style-name="P83"><text:span text:style-name="T20">http_acces allow s</text:span><text:span text:style-name="T23">ala_a horario_a2 </text:span><text:span text:style-name="T26">bibliotecas</text:span></text:p>
      <text:p text:style-name="P85"><text:span text:style-name="T20">http_acces allow s</text:span><text:span text:style-name="T23">ala_a horario_a2</text:span><text:span text:style-name="T26"> cervantes</text:span></text:p>
      <text:p text:style-name="P83"><text:span text:style-name="T20">http_acces allow s</text:span><text:span text:style-name="T23">ala_b horario_b !</text:span><text:span text:style-name="T26">dominios</text:span></text:p>
      <text:p text:style-name="P85"><text:span text:style-name="T20">http_acces allow s</text:span><text:span text:style-name="T23">ala_b horario_b !</text:span><text:span text:style-name="T26">palabras</text:span></text:p>
      <text:p text:style-name="P45"><text:span text:style-name="T20">http_acces allow s</text:span><text:span text:style-name="T24">ala_c horario_c1 </text:span><text:span text:style-name="T27">catalogos</text:span></text:p>
      <text:p text:style-name="P86"><text:span text:style-name="T20">http_acces allow s</text:span><text:span text:style-name="T24">ala_c horario_c1 </text:span><text:span text:style-name="T27">bibliotecas</text:span></text:p>
      <text:p text:style-name="P46"><text:span text:style-name="T20">http_acces allow s</text:span><text:span text:style-name="T24">ala_c horario_c2 !</text:span><text:span text:style-name="T27">dominios</text:span></text:p>
      <text:p text:style-name="P81"><text:span text:style-name="T24">h</text:span><text:span text:style-name="T25">ttp_acces deny all</text:span></text:p>
      <text:p text:style-name="P45"><text:span text:style-name="T67"/></text:p>
      <text:p text:style-name="P45"><text:span text:style-name="T67">Archivos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4"><text:span text:style-name="T47">p</text:span><text:span text:style-name="T49">alabras</text:span><text:span text:style-name="T48">.txt</text:span></text:p>
            <text:p text:style-name="P5">Sexo</text:p>
            <text:p text:style-name="P5">Droga</text:p>
            <text:p text:style-name="P6">Bomba</text:p>
          </table:table-cell>
        </table:table-row>
      </table:table>
      <text:p text:style-name="P5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2-04T08:49:35.376625792</meta:creation-date>
    <dc:date>2020-02-06T11:32:01.553017988</dc:date>
    <meta:editing-duration>PT1H31M58S</meta:editing-duration>
    <meta:editing-cycles>19</meta:editing-cycles>
    <meta:generator>LibreOffice/6.0.2.1.0$Linux_X86_64 LibreOffice_project/00m0$Build-1</meta:generator>
    <dc:creator>I103-02 </dc:creator>
    <meta:document-statistic meta:table-count="8" meta:image-count="0" meta:object-count="0" meta:page-count="4" meta:paragraph-count="119" meta:word-count="352" meta:character-count="3033" meta:non-whitespace-character-count="2744"/>
  </office:meta>
</office:document-meta>
</file>